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9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8">
      <style:paragraph-properties fo:margin-left="0.5in" fo:margin-right="0in" fo:margin-top="0in" fo:margin-bottom="0.0429in" loext:contextual-spacing="false" fo:text-indent="-0.25in" style:auto-text-indent="false"/>
    </style:style>
    <style:style style:name="P37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8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9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40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9">
      <style:paragraph-properties fo:margin-left="1in" fo:margin-right="0in" fo:margin-top="0in" fo:margin-bottom="0in" loext:contextual-spacing="false" fo:text-indent="-0.25in" style:auto-text-indent="false"/>
    </style:style>
    <style:style style:name="P42" style:family="paragraph" style:parent-style-name="Standard" style:list-style-name="WWNum9">
      <style:paragraph-properties fo:margin-left="1in" fo:margin-right="0in" fo:margin-top="0in" fo:margin-bottom="0.0429in" loext:contextual-spacing="false" fo:text-indent="-0.25in" style:auto-text-indent="false"/>
    </style:style>
    <style:style style:name="P43" style:family="paragraph" style:parent-style-name="Standard" style:list-style-name="WWNum7">
      <style:paragraph-properties fo:margin-left="1.5in" fo:margin-right="0in" fo:margin-top="0in" fo:margin-bottom="0in" loext:contextual-spacing="false" fo:text-indent="-0.25in" style:auto-text-indent="false"/>
    </style:style>
    <style:style style:name="P44" style:family="paragraph" style:parent-style-name="Standard" style:list-style-name="WWNum7">
      <style:paragraph-properties fo:margin-left="1.5in" fo:margin-right="0in" fo:margin-top="0in" fo:margin-bottom="0.0429in" loext:contextual-spacing="false" fo:text-indent="-0.25in" style:auto-text-indent="false"/>
    </style:style>
    <style:style style:name="P45" style:family="paragraph" style:parent-style-name="Heading_20_1" style:list-style-name="WWNum5"/>
    <style:style style:name="P46" style:family="paragraph" style:parent-style-name="Heading_20_1" style:list-style-name="WWNum5">
      <style:paragraph-properties fo:break-before="auto" fo:break-after="auto"/>
    </style:style>
    <style:style style:name="P4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font-variant="normal" fo:text-transform="none" fo:color="#000000" fo:font-size="12pt" style:font-size-asian="12pt" style:font-size-complex="12pt"/>
    </style:style>
    <style:style style:name="T19" style:family="text">
      <style:text-properties fo:color="#000000" style:text-underline-style="none" fo:font-weight="bold" style:font-weight-asian="bold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/>
    </style:style>
    <style:style style:name="T2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3" style:family="text">
      <style:text-properties fo:color="#1155cc" style:text-underline-style="solid" style:text-underline-width="auto" style:text-underline-color="font-color"/>
    </style:style>
    <style:style style:name="T2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bookmark text:name="_aczyuw2yex2w"/><text:span text:style-name="T1">Sistemes de gestió empresarial</text:span><text:span text:style-name="T2"><text:line-break/></text:span><text:span text:style-name="T3">UD 06.(Semipresencial) Activitats a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Des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7">1. Data d’entrega<text:tab/>3</text:span></text:a></text:p>
          <text:p text:style-name="P13"><text:a xlink:type="simple" xlink:href="#_9maybllx2a09" text:style-name="Index_20_Link" text:visited-style-name="Index_20_Link"><text:span text:style-name="T17">2. Observacions prèvies a la realització de la tasca avaluables<text:tab/>3</text:span></text:a></text:p>
          <text:p text:style-name="P13"><text:a xlink:type="simple" xlink:href="#_2itjvswydgw7" text:style-name="Index_20_Link" text:visited-style-name="Index_20_Link"><text:span text:style-name="T17">3. Citació demostració d’autoria dels exercicis i castic per còpia<text:tab/>3</text:span></text:a></text:p>
          <text:p text:style-name="P13"><text:a xlink:type="simple" xlink:href="#_42r7h17vh8ep" text:style-name="Index_20_Link" text:visited-style-name="Index_20_Link"><text:span text:style-name="T17">4. Activitats<text:tab/>4</text:span></text:a></text:p>
          <text:p text:style-name="P13"><text:a xlink:type="simple" xlink:href="#_ahjbpqqme8e0" text:style-name="Index_20_Link" text:visited-style-name="Index_20_Link"><text:span text:style-name="T17">4.1 <text:s/>Activitat 01<text:tab/>4</text:span></text:a></text:p>
          <text:p text:style-name="P13"><text:a xlink:type="simple" xlink:href="#_otv9aq61hrbv" text:style-name="Index_20_Link" text:visited-style-name="Index_20_Link"><text:span text:style-name="T17">4.2 <text:s/>Activitat 02<text:tab/>4</text:span></text:a></text:p>
          <text:p text:style-name="P13"><text:a xlink:type="simple" xlink:href="#_wufktuxm239f" text:style-name="Index_20_Link" text:visited-style-name="Index_20_Link"><text:span text:style-name="T17">4.3 <text:s/>Activitat 03<text:tab/>4</text:span></text:a></text:p>
          <text:p text:style-name="P13"><text:a xlink:type="simple" xlink:href="#_fg1c18ewwdw6" text:style-name="Index_20_Link" text:visited-style-name="Index_20_Link"><text:span text:style-name="T17">4.4 <text:s/>Activitat 04<text:tab/>4</text:span></text:a></text:p>
        </text:index-body>
      </text:table-of-content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7"><text:span text:style-name="T14">UD06. Activitats avaluables 01 (Semipresencial)</text:span></text:p>
      <text:list xml:id="list3944930111" text:style-name="WWNum5">
        <text:list-item>
          <text:p text:style-name="P46"><text:bookmark text:name="_dbh0n1vac4c8"/>Data d’entrega</text:p>
        </text:list-item>
      </text:list>
      <text:p text:style-name="Standard"><text:span text:style-name="T10">Data límit d'entrega: </text:span><text:span text:style-name="T20">Dilluns 23 de desembre a les 23:55.</text:span></text:p>
      <text:p text:style-name="Standard">L’activitat serà avaluada quan haja passat la data límit d’entrega.</text:p>
      <text:p text:style-name="P22"><text:soft-page-break/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115724520972517" text:continue-numbering="true" text:style-name="WWNum5">
        <text:list-item>
          <text:p text:style-name="P46"><text:bookmark text:name="_9maybllx2a09"/>Observacions prèvies a la realització de la tasca avaluables</text:p>
        </text:list-item>
      </text:list>
      <text:list xml:id="list2602406880" text:style-name="WWNum2">
        <text:list-item>
          <text:p text:style-name="P23">Per a lliurar les imatges dels contenidors, has d’utilitzar el repositori de “Docker Hub”.</text:p>
          <text:list>
            <text:list-item>
              <text:p text:style-name="P39">Les imatges dels contenidors han de ser privades.</text:p>
            </text:list-item>
          </text:list>
        </text:list-item>
        <text:list-item>
          <text:p text:style-name="P30">Has d’utilitzar el repositori Github creat per lliurar treballs del mòdul. Recordeu que el repositori de Github:</text:p>
          <text:list>
            <text:list-item>
              <text:p text:style-name="P39">És un lloc de treball. Es valorarà si s’ha utilitzat correctament (pujant versions i no actuant únicament com un lloc on lliurar la tasca).</text:p>
            </text:list-item>
            <text:list-item>
              <text:p text:style-name="P39">És molt important que el repositori siga privat, per tal d’evitar una hipotètica còpia d’altres alumnes.</text:p>
            </text:list-item>
            <text:list-item>
              <text:p text:style-name="P39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9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30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30">Quan s’entregue fitxers amb codi han d’estar correctament formatats i abundantment comentats. </text:p>
          <text:list>
            <text:list-item>
              <text:p text:style-name="P39"><text:span text:style-name="T20">Nota: podeu fer els comentaris dels programes a la llengua que vulgueu (Castellà, Valencià o Anglés).</text:span></text:p>
            </text:list-item>
          </text:list>
        </text:list-item>
      </text:list>
      <text:list xml:id="list2720020758" text:style-name="WWNum1">
        <text:list-item>
          <text:p text:style-name="P34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2"><text:span text:style-name="T11"><text:s/>❕</text:span><text:span text:style-name="T12"> </text:span><text:span text:style-name="T10">Atenció: </text:span>no complir aquestes consideracions pot reduir la nota fins a 3 punts.</text:p>
      <text:list xml:id="list115725859862529" text:continue-list="list115724520972517" text:style-name="WWNum5">
        <text:list-item>
          <text:p text:style-name="P45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20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22">La còpia es castiga amb el suspens del mòdul complet.</text:span></text:p>
      <text:list xml:id="list115725610874388" text:continue-numbering="true" text:style-name="WWNum5">
        <text:list-item>
          <text:p text:style-name="P46"><text:bookmark text:name="_42r7h17vh8ep"/>Activitats</text:p>
          <text:list>
            <text:list-item>
              <text:p text:style-name="P45"><text:bookmark text:name="_ahjbpqqme8e0"/>Activitat 01</text:p>
            </text:list-item>
          </text:list>
        </text:list-item>
      </text:list>
      <text:p text:style-name="Standard">Modifica l’exemple més senzill de la llista de tasques de forma que:</text:p>
      <text:list xml:id="list3804046073" text:style-name="WWNum6">
        <text:list-item>
          <text:p text:style-name="P24">Tinga una nova vista per veure les tasques en format “Kanban”.</text:p>
        </text:list-item>
        <text:list-item>
          <text:p text:style-name="P35">Modifica les tasques per tindre una data assignada i crea una nova vista per veure en una vista “Calendar” la data assignada.</text:p>
        </text:list-item>
      </text:list>
      <text:list xml:id="list115726047438299" text:continue-list="list115725610874388" text:style-name="WWNum5">
        <text:list-item>
          <text:list>
            <text:list-item>
              <text:p text:style-name="P46"><text:bookmark text:name="_otv9aq61hrbv"/>Activitat 02</text:p>
            </text:list-item>
          </text:list>
        </text:list-item>
      </text:list>
      <text:p text:style-name="Standard"><text:soft-page-break/>Amplia el mòdul de l’exemple de biblioteca de còmics de forma que:</text:p>
      <text:list xml:id="list3774938881" text:style-name="WWNum7">
        <text:list-item>
          <text:p text:style-name="P25">Incloure la possibilitat de gestionar socis, emmagatzemar nom, cognom e identificador.</text:p>
        </text:list-item>
        <text:list-item>
          <text:p text:style-name="P31">Introduïu la possibilitat que hi haja exemplars de còmics per prestar.</text:p>
          <text:list>
            <text:list-item>
              <text:p text:style-name="P40">El model de còmic actual ha de servir com a referència de la informació del còmic. A banda d’aquest model, jaureu de plantejar un nou model per a indicar exemplars de préstec d’eixe còmic. </text:p>
            </text:list-item>
            <text:list-item>
              <text:p text:style-name="P40">Aquests exemplars de préstec hauran de controlar només a qui estan prestats i la data d’inici i data de final del préstec. No cal tindre un històric de préstecs, només qui té el còmic en cada moment, quan se l’ha prestat i la data prevista de tornada.</text:p>
              <text:list>
                <text:list-item>
                  <text:p text:style-name="P43">La data de préstec no pot ser posterior al dia de hui.</text:p>
                </text:list-item>
                <text:list-item>
                  <text:p text:style-name="P44">La data prevista de tornada no pot ser anterior al dia de hui.</text:p>
                </text:list-item>
              </text:list>
            </text:list-item>
          </text:list>
        </text:list-item>
      </text:list>
      <text:list xml:id="list115724283107574" text:continue-list="list115726047438299" text:style-name="WWNum5">
        <text:list-item>
          <text:list>
            <text:list-item>
              <text:p text:style-name="P45"><text:bookmark text:name="_wufktuxm239f"/>Activitat 03</text:p>
            </text:list-item>
          </text:list>
        </text:list-item>
      </text:list>
      <text:p text:style-name="Standard">Crea un mòdul per a gestionar pacients i metges d’un hospital.</text:p>
      <text:p text:style-name="Standard">Per cada pacient, tindrem un model amb les següents dades:</text:p>
      <text:list xml:id="list3886365320" text:style-name="WWNum8">
        <text:list-item>
          <text:p text:style-name="P26">Nom i cognoms del pacient.</text:p>
        </text:list-item>
        <text:list-item>
          <text:p text:style-name="P36">Símptomes.</text:p>
        </text:list-item>
      </text:list>
      <text:p text:style-name="Standard">Per cada metge, tindrem un model amb les següents dades:</text:p>
      <text:list xml:id="list115725038770279" text:continue-numbering="true" text:style-name="WWNum8">
        <text:list-item>
          <text:p text:style-name="P26">Nom i cognoms del metge.</text:p>
        </text:list-item>
        <text:list-item>
          <text:p text:style-name="P36">Número de col·legiat.</text:p>
        </text:list-item>
      </text:list>
      <text:p text:style-name="Standard">Per cada vegada que un metge ha atés <text:s/>un pacient, tindrem un model indicant el diagnòstic.</text:p>
      <text:p text:style-name="Standard">Un pacient pot haver sigut atés per diversos metges i un metge pot haver atés diversos pacients.</text:p>
      <text:p text:style-name="Standard">Implementa els models i les vistes que cregues adequades per als 3 models.</text:p>
      <text:list xml:id="list115725216654352" text:continue-list="list115724283107574" text:style-name="WWNum5">
        <text:list-item>
          <text:list>
            <text:list-item>
              <text:p text:style-name="P45"><text:bookmark text:name="_fg1c18ewwdw6"/>Activitat 04</text:p>
            </text:list-item>
          </text:list>
        </text:list-item>
      </text:list>
      <text:p text:style-name="Standard">Fes un mòdul d’Odoo que represente els nostres estudis de cicles formatius a un institut:</text:p>
      <text:list xml:id="list4174742826" text:style-name="WWNum3">
        <text:list-item>
          <text:p text:style-name="P27">Model Cicle formatiu. Cada instància representa a un cicle formatiu en un institut. Un cicle té un o més mòduls associats.</text:p>
        </text:list-item>
        <text:list-item>
          <text:p text:style-name="P32">Model Mòdul. Cada “mòdul” estarà relacionat amb cicles formatius (al qual pertany), alumnes matriculats i professor que ho imparteix.</text:p>
        </text:list-item>
        <text:list-item>
          <text:p text:style-name="P32">Model Alumne. Relacionat amb els mòduls que té matriculat.</text:p>
        </text:list-item>
        <text:list-item>
          <text:p text:style-name="P37">Model Professor. Relacionat amb els mòduls que imparteix.</text:p>
        </text:list-item>
      </text:list>
      <text:p text:style-name="Standard">Implementa els models, les relacions necessàries i les vistes que cregues adequades per als 4 models.</text:p>
      <text:p text:style-name="Standard">Una vegada en funcionament l’aplicació, volem que implementes la següent configuració de seguretat:</text:p>
      <text:list xml:id="list4106922881" text:style-name="WWNum4">
        <text:list-item>
          <text:p text:style-name="P28"><text:soft-page-break/>Els usuaris amb el rol “Director” podran modificar els registres dels models anteriors.</text:p>
        </text:list-item>
        <text:list-item>
          <text:p text:style-name="P38">A més del director, els únics usuaris que podran veure les dades dels professors (en mode lectura) seran els usuaris amb rol “Professor”. </text:p>
        </text:list-item>
      </text:list>
      <text:p text:style-name="Standard"/>
      <text:p text:style-name="Standard"><text:span text:style-name="T20">Pot ajudar-te:</text:span></text:p>
      <text:list xml:id="list1974829222" text:style-name="WWNum9">
        <text:list-item>
          <text:p text:style-name="P29">Permisos en Odoo:</text:p>
          <text:list>
            <text:list-item>
              <text:p text:style-name="P41"><text:a xlink:type="simple" xlink:href="https://www.odoo.com/documentation/17.0/es/developer/tutorials/server_framework_101/04_securityintro.html" text:style-name="ListLabel_20_73" text:visited-style-name="ListLabel_20_73"><text:span text:style-name="T23">https://www.odoo.com/documentation/17.0/es/developer/tutorials/server_framework_101/04_securityintro.html</text:span></text:a></text:p>
            </text:list-item>
          </text:list>
        </text:list-item>
        <text:list-item>
          <text:p text:style-name="P33">Creating security groups</text:p>
          <text:list>
            <text:list-item>
              <text:p text:style-name="P42"><text:a xlink:type="simple" xlink:href="http://www.odoo.yenthevg.com/creating-security-groups-odoo/" text:style-name="ListLabel_20_73" text:visited-style-name="ListLabel_20_73"><text:span text:style-name="T23">http://www.odoo.yenthevg.com/creating-security-groups-odoo/</text:span></text:a>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73" style:display-name="ListLabel 73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6. Activitats avaluables 01</text:span></text:p>
      </style:header>
      <style:footer>
        <text:p text:style-name="MP4"><text:span text:style-name="MT1">Sistemes de gestió empresarial<text:tab/><text:tab/>UD06 - Pà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84" meta:word-count="1043" meta:character-count="6367" meta:non-whitespace-character-count="5395"/>
    <meta:generator>LibreOfficeDev/6.0.5.2$Linux_X86_64 LibreOffice_project/</meta:generator>
  </office:meta>
</office:document-meta>
</file>